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87"/>
      <style:text-properties fo:font-weight="bold" style:font-weight-asian="bold" style:font-weight-complex="bold"/>
    </style:style>
    <style:style style:name="P4" style:parent-style-name="Textbody" style:family="paragraph">
      <style:paragraph-properties fo:text-align="center" fo:margin-bottom="0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T9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T17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8" style:parent-style-name="Standard" style:family="paragraph">
      <style:paragraph-properties fo:text-align="en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1" style:parent-style-name="Textbody" style:family="paragraph">
      <style:paragraph-properties fo:margin-bottom="0in"/>
    </style:style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49" style:parent-style-name="Textbody" style:family="paragraph">
      <style:paragraph-properties fo:text-align="center" fo:margin-bottom="0in"/>
    </style:style>
    <style:style style:name="P50" style:parent-style-name="Textbody" style:family="paragraph">
      <style:paragraph-properties fo:text-align="center" fo:margin-bottom="0in"/>
    </style:style>
    <style:style style:name="P51" style:parent-style-name="Textbody" style:family="paragraph">
      <style:paragraph-properties fo:margin-bottom="0in"/>
    </style:style>
    <style:style style:name="P52" style:parent-style-name="Textbody" style:family="paragraph">
      <style:paragraph-properties fo:margin-bottom="0in"/>
    </style:style>
    <style:style style:name="P53" style:parent-style-name="Textbody" style:family="paragraph">
      <style:paragraph-properties fo:margin-bottom="0in"/>
    </style:style>
    <style:style style:name="P54" style:parent-style-name="Textbody" style:family="paragraph">
      <style:paragraph-properties fo:margin-bottom="0in"/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5" style:parent-style-name="Textbody" style:family="paragraph">
      <style:paragraph-properties fo:margin-bottom="0in"/>
    </style:style>
    <style:style style:name="P56" style:parent-style-name="Textbody" style:family="paragraph">
      <style:paragraph-properties fo:margin-bottom="0in"/>
    </style:style>
    <style:style style:name="P57" style:parent-style-name="Textbody" style:family="paragraph">
      <style:paragraph-properties fo:margin-bottom="0in"/>
    </style:style>
    <style:style style:name="P58" style:parent-style-name="Textbody" style:family="paragraph">
      <style:paragraph-properties fo:margin-bottom="0in"/>
    </style:style>
    <style:style style:name="P59" style:parent-style-name="Textbody" style:family="paragraph">
      <style:paragraph-properties fo:margin-bottom="0in"/>
    </style:style>
    <style:style style:name="P60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61" style:parent-style-name="Textbody" style:family="paragraph">
      <style:paragraph-properties fo:text-align="center" fo:margin-bottom="0in"/>
    </style:style>
    <style:style style:name="P62" style:parent-style-name="Textbody" style:family="paragraph">
      <style:paragraph-properties fo:margin-bottom="0in"/>
    </style:style>
    <style:style style:name="P63" style:parent-style-name="Textbody" style:family="paragraph">
      <style:paragraph-properties fo:margin-bottom="0in"/>
    </style:style>
    <style:style style:name="P64" style:parent-style-name="Textbody" style:family="paragraph">
      <style:paragraph-properties fo:margin-bottom="0in"/>
    </style:style>
    <style:style style:name="P65" style:parent-style-name="Textbody" style:family="paragraph">
      <style:paragraph-properties fo:margin-bottom="0in"/>
    </style:style>
    <style:style style:name="P66" style:parent-style-name="Textbody" style:family="paragraph">
      <style:paragraph-properties fo:margin-bottom="0in"/>
    </style:style>
    <style:style style:name="P67" style:parent-style-name="Textbody" style:family="paragraph">
      <style:paragraph-properties fo:margin-bottom="0in"/>
    </style:style>
    <style:style style:name="P68" style:parent-style-name="Textbody" style:family="paragraph">
      <style:paragraph-properties fo:margin-bottom="0in"/>
    </style:style>
    <style:style style:name="P69" style:parent-style-name="Textbody" style:family="paragraph">
      <style:paragraph-properties fo:margin-bottom="0in"/>
    </style:style>
    <style:style style:name="P70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71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72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73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74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75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76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77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78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79" style:parent-style-name="Textbody" style:family="paragraph">
      <style:paragraph-properties fo:text-align="end" fo:margin-bottom="0in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82" style:parent-style-name="Textbody" style:family="paragraph">
      <style:paragraph-properties fo:margin-bottom="0in"/>
    </style:style>
    <style:style style:name="P83" style:parent-style-name="Textbody" style:family="paragraph">
      <style:paragraph-properties fo:margin-bottom="0in"/>
    </style:style>
    <style:style style:name="P84" style:parent-style-name="Textbody" style:family="paragraph">
      <style:paragraph-properties fo:margin-bottom="0in"/>
    </style:style>
    <style:style style:name="P85" style:parent-style-name="Textbody" style:family="paragraph">
      <style:paragraph-properties fo:margin-bottom="0in"/>
    </style:style>
    <style:style style:name="P86" style:parent-style-name="Textbody" style:family="paragraph">
      <style:paragraph-properties fo:margin-bottom="0in"/>
    </style:style>
    <style:style style:name="P87" style:parent-style-name="Textbody" style:family="paragraph">
      <style:paragraph-properties fo:margin-bottom="0in"/>
    </style:style>
    <style:style style:name="P88" style:parent-style-name="Textbody" style:family="paragraph">
      <style:paragraph-properties fo:margin-bottom="0in"/>
    </style:style>
    <style:style style:name="P89" style:parent-style-name="Textbody" style:family="paragraph">
      <style:paragraph-properties fo:margin-bottom="0in"/>
    </style:style>
    <style:style style:name="P90" style:parent-style-name="Textbody" style:family="paragraph">
      <style:paragraph-properties fo:margin-bottom="0in"/>
    </style:style>
    <style:style style:name="P91" style:parent-style-name="Textbody" style:family="paragraph">
      <style:paragraph-properties fo:margin-bottom="0in"/>
    </style:style>
    <style:style style:name="P92" style:parent-style-name="Textbody" style:family="paragraph">
      <style:paragraph-properties fo:margin-bottom="0in"/>
    </style:style>
    <style:style style:name="T93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94" style:parent-style-name="Textbody" style:family="paragraph">
      <style:paragraph-properties fo:margin-bottom="0in"/>
    </style:style>
    <style:style style:name="P95" style:parent-style-name="Textbody" style:family="paragraph">
      <style:paragraph-properties fo:margin-bottom="0in"/>
    </style:style>
    <style:style style:name="P96" style:parent-style-name="Textbody" style:family="paragraph">
      <style:paragraph-properties fo:margin-bottom="0in"/>
    </style:style>
    <style:style style:name="P97" style:parent-style-name="Textbody" style:family="paragraph">
      <style:paragraph-properties fo:margin-bottom="0in"/>
    </style:style>
    <style:style style:name="P98" style:parent-style-name="Textbody" style:family="paragraph">
      <style:paragraph-properties fo:margin-bottom="0in"/>
    </style:style>
    <style:style style:name="P99" style:parent-style-name="Textbody" style:family="paragraph">
      <style:paragraph-properties fo:margin-bottom="0in"/>
    </style:style>
    <style:style style:name="P100" style:parent-style-name="Textbody" style:family="paragraph">
      <style:paragraph-properties fo:margin-bottom="0in"/>
    </style:style>
    <style:style style:name="P101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02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03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04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05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06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07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08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09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10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11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12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13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14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15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16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17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18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19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20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21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22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23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24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25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26" style:parent-style-name="Textbody" style:family="paragraph">
      <style:paragraph-properties fo:text-align="center" fo:margin-bottom="0in"/>
      <style:text-properties fo:font-weight="bold" style:font-weight-asian="bold" style:font-weight-complex="bold"/>
    </style:style>
    <style:style style:name="P127" style:parent-style-name="Textbody" style:family="paragraph">
      <style:paragraph-properties fo:text-align="end" fo:margin-bottom="0in"/>
    </style:style>
    <style:style style:name="T128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Terrific Triple Coconut Cake</text:p>
      <text:p text:style-name="P4"><text:tab/><text:tab/><text:tab/><text:tab/>By: <text:s/>Three Many Cooks</text:p>
      <text:p text:style-name="P5"/>
      <text:p text:style-name="P6">2 cans (14-oz. each) regular coconut milk</text:p>
      <text:p text:style-name="P7"/>
      <text:p text:style-name="P8"><text:span text:style-name="T9">For cake</text:span>:</text:p>
      <text:p text:style-name="P10">2 cups all-purpose flour<text:tab/><text:tab/><text:tab/><text:tab/>3 tablespoons cornstarch</text:p>
      <text:p text:style-name="P11">3 ¼<text:s/>teaspoons baking<text:s/>powder<text:tab/><text:tab/><text:tab/>½<text:s/>teaspoon salt</text:p>
      <text:p text:style-name="P12">12 tablespoons (1 ½<text:s/>sticks) butter, softened<text:tab/>1 ½<text:s/>cups granulated sugar</text:p>
      <text:p text:style-name="P13">3 large eggs<text:tab/><text:tab/><text:tab/><text:tab/><text:tab/><text:tab/>½<text:s/>teaspoon vanilla</text:p>
      <text:p text:style-name="P14">1 cup reduced coconut milk (see instructions)<text:tab/></text:p>
      <text:p text:style-name="P15"/>
      <text:p text:style-name="P16"><text:span text:style-name="T17">For frosting</text:span>:</text:p>
      <text:p text:style-name="P18">3 cups sweetened flaked cocount<text:tab/><text:tab/><text:tab/>2 sticks butter, softened</text:p>
      <text:p text:style-name="P19">4 cups (about 1 pound) confectioner's sugar<text:tab/><text:tab/>¼<text:s/>cup reduced coconut milk, see instructions</text:p>
      <text:p text:style-name="P20">1 ½<text:s/>teaspoons vanilla<text:tab/><text:tab/><text:tab/><text:tab/><text:tab/>Pinch of salt</text:p>
      <text:p text:style-name="P21"/>
      <text:p text:style-name="P22">Do ahead: Bring coconut milk to boil in a medium saucepan over medium-high heat. <text:s/>Reduce heat to medium and cook,<text:s/>whiskng often, until reduced to<text:s/>1 ½<text:s/>cups. <text:s/>Be careful not to reduce beyond</text:p>
      <text:p text:style-name="P23">1 ½<text:s/>cups or the solids will start to separate from the fat. <text:s/>Cool to room temperature; it can be stored in the refrigerator several days.</text:p>
      <text:p text:style-name="P24"/>
      <text:p text:style-name="P25">For the cake: <text:s/>Adjust oven rack to<text:s/>middle position and heat the oven to 350º. <text:s/>Grease and flour two 8" cake pans. <text:s/>Mix flour, cornstarch, baking powder and salt in a medium bowl. <text:s/>With an electric mixer, beat butter in large bowl until fluffy. <text:s/>Add sugar; beat until well mixed. <text:s/>Beat in eggs, one at a time, and then vanilla, scraping down sides of bowl as needed. <text:s/>Beat in half of the flour mixture, then the reduced milk and finally the remaining flour mixture, scraping down the bowl again, until just smooth. <text:s/>Divide batter evenly between prepared pans; bake until golden <text:s/>brown and a toothpick inserted into cake center comes out clean, 30-35 minutes. <text:s/>Transfer to a wire rack; let cool 5 minutes. <text:s/>Remove cakes from pans; return to rack to cool completely.</text:p>
      <text:p text:style-name="P26"/>
      <text:p text:style-name="P27">For the frosting: <text:s/>Reduce oven to 325º. <text:s/>Spread coconut on a 13x9" baking sheet; toast, stirring occasionally, until flakes are dry and some are light golden, about 20 minutes. <text:s/>Don't overbake. <text:s/>With an electric mixer, beat butter in a bowl <text:s/>until smooth. <text:s/>Slowly beat in sugar until combined.<text:s/><text:s/>Beat in coconut milk,vanilla and salt until smooth.</text:p>
      <text:p text:style-name="P28"/>
      <text:p text:style-name="P29">To assemble: <text:s/>Place a cake layer (top-side down) on a cake stand lined with strips of parchment paper (to keep it clean while icing). <text:s/>Using a knife or offset spatula, spread about 1/3 of the frosting over cake top; sprinkle generously with coconut. <text:s/>Place the next layer (top-side up) over the first. <text:s/>Spread remaining frosting evenly on cake top and sides. <text:s/>Sprinkle top generously with coconut. Using an opened, gently press remaining coconut around cake<text:s/>perimeter. Remove parchment strips; refrigerate cake until frosting sets, about 30 minutes. Slice and serve. 16 servings; 600 calories per serving.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<text:span text:style-name="T39"><text:s/></text:span></text:p>
      <text:p text:style-name="P40">Classic Angel Flake Coconut Cake</text:p>
      <text:p text:style-name="Standard"/>
      <text:p text:style-name="P41">1 package (2-layer size) yellow cake mix<text:tab/><text:tab/>1 package (7-oz.) Baker's Angel Flake Coconut,</text:p>
      <text:p text:style-name="P42">1 cup cold milk<text:tab/><text:tab/><text:tab/><text:tab/><text:tab/><text:tab/>divided</text:p>
      <text:p text:style-name="P43">1 package (4-serving size) Jell-O Vanilla<text:tab/><text:tab/>¼<text:s/>cup powdered sugar</text:p>
      <text:p text:style-name="P44"><text:tab/>Flavor Instant Pudding &amp; Pie Filling<text:tab/><text:tab/>1 tub (8-oz.) Cool Whip topping, thawed</text:p>
      <text:p text:style-name="P45"/>
      <text:p text:style-name="P46">Prepare cake batter as directed on package; stir in 2/3<text:s/>cup of the coconut. Pour evenly into 2-9" round cake pans <text:s/>Bake as directed on package. <text:s/>Cool in pans 10 minutes; remove to wire rack. <text:s/>Cool cakes completely. <text:s/></text:p>
      <text:p text:style-name="P47">Pour milk into medium bowl. <text:s/>Add dry pudding mix and sugar. <text:s/>Beat with wire whisk 2 minutes or<text:s/>until well blended. <text:s/>(Mixture will be thick.) Gently stir in whipped topping. <text:s/>Refrigerate 15 minutes. <text:s/>Place one cake layer on serving plate; spread top with 1 cup of the pudding mixture. <text:s/>Sprinkle with 3/4 cup of the remaining coconut; cover with second<text:s/>care layer. <text:s/>Spread top ad side with remaining pudding mixture; press remaining coconut into pudding mixture. <text:s/>Refrigerate at least 1 hour. <text:s/>Store leftovers in refrigerator.</text:p>
      <text:p text:style-name="P48">Coconut Cake</text:p>
      <text:p text:style-name="P49"><text:tab/><text:tab/>Pat Hill</text:p>
      <text:p text:style-name="P50"/>
      <text:p text:style-name="P51">1 package Duncan Hines Moist Deluxe Butter Recipe Cake Mix</text:p>
      <text:p text:style-name="P52">Prepare cake according to package directions. <text:s/>Frost cool cake with Coconut Cake Frosting.</text:p>
      <text:p text:style-name="P53"/>
      <text:p text:style-name="P54">Coconut Frosting:</text:p>
      <text:p text:style-name="P55">1 tablespoon (heaping) solid Crisco<text:tab/><text:tab/><text:tab/>1 teaspoon coconut flavoring</text:p>
      <text:p text:style-name="P56">½<text:s/>cup milk (heated)<text:tab/><text:tab/><text:tab/><text:tab/><text:tab/>1 ½<text:s/>lbs. Confectioner's sugar, sifted.</text:p>
      <text:p text:style-name="P57"/>
      <text:p text:style-name="P58">Beat<text:s/>Crisco until smooth. Gradually add sugar to Crisco mixture. <text:s/>Alternate milk and sugar until all is used. <text:s/>Add flavoring, mix. <text:s/>Frost cake layers; sprinkle remainder of coconut to frosting.</text:p>
      <text:p text:style-name="P59"/>
      <text:p text:style-name="P60">Coconut Cake</text:p>
      <text:p text:style-name="P61"><text:tab/><text:tab/><text:tab/><text:tab/>Martha John Allison</text:p>
      <text:p text:style-name="P62"/>
      <text:p text:style-name="P63">Duncan Hines White Cake Mix</text:p>
      <text:p text:style-name="P64"/>
      <text:p text:style-name="P65">1 can coconut milk<text:tab/><text:tab/><text:tab/><text:tab/><text:tab/>1 can Eagle brand milk</text:p>
      <text:p text:style-name="P66">1 Cool Whip<text:tab/><text:tab/><text:tab/><text:tab/><text:tab/><text:tab/>Flaked coconut</text:p>
      <text:p text:style-name="P67"/>
      <text:p text:style-name="P68">Bake cake according to directions. <text:s/>As soon as cake is taken out of oven while hot, poke holes with a meat fork over the top of cake. <text:s/>Pour a mixture of 1 can coconut milk and<text:s/>1 can Eagle brand milk over cake. <text:s/>When cool (this takes a while), cover with Cool Whip and then flaked coconut. <text:s/>Keeps in refrigerator up to 2 weeks.</text:p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<text:span text:style-name="T80"><text:s/></text:span></text:p>
      <text:p text:style-name="P81">Homemade Coconut Cake</text:p>
      <text:p text:style-name="P82"/>
      <text:p text:style-name="P83">2 eggs<text:tab/><text:tab/><text:tab/><text:tab/><text:tab/><text:tab/><text:tab/>1 ½<text:s/>cups sugar</text:p>
      <text:p text:style-name="P84">2 ¼<text:s/>cups flour<text:tab/><text:tab/><text:tab/><text:tab/><text:tab/><text:tab/>1 ½<text:s/>sticks<text:s/>butter, softened</text:p>
      <text:p text:style-name="P85">1 cup milk<text:tab/><text:tab/><text:tab/><text:tab/><text:tab/><text:tab/>1 tablespooon vanilla</text:p>
      <text:p text:style-name="P86">1 teaspoon baking powder<text:tab/><text:tab/><text:tab/><text:tab/>1 medium fresh coconut</text:p>
      <text:p text:style-name="P87"/>
      <text:p text:style-name="P88">Combine eggs, sugar, flour, butter, milk, vanilla and baking powder. <text:s/>Mix well. <text:s/>Pour batter into 2 greased and floured 9" cake pans and bake at 350º<text:s/>for 25-30 minutes. <text:s/>Remove from pans and cool. <text:s/></text:p>
      <text:p text:style-name="P89"/>
      <text:p text:style-name="P90">Drain milk from coconut and reserve. <text:s/>Grate coconut and set aside. <text:s/>Divide reserved milk in half; sprinkle over two cooled cake layers. <text:s/>Spread frosting over top of one layer; sprinkle with coconut. <text:s/>Place<text:s/>second layer over first; spread frosting over top and sides of cake. <text:s/>Sprinkle grated coconut generously over top of cake and press into sides. <text:s/></text:p>
      <text:p text:style-name="P91"/>
      <text:p text:style-name="P92"><text:span text:style-name="T93">Seven Minute Frosting</text:span>:</text:p>
      <text:p text:style-name="P94"/>
      <text:p text:style-name="P95">2 egg whites<text:tab/><text:tab/><text:tab/><text:tab/><text:tab/><text:tab/>1 ½<text:s/>cups sugar</text:p>
      <text:p text:style-name="P96">Dash of salt<text:tab/><text:tab/><text:tab/><text:tab/><text:tab/><text:tab/>½<text:s/>cup cold water</text:p>
      <text:p text:style-name="P97">1 teaspoon vanilla<text:tab/><text:tab/><text:tab/><text:tab/><text:tab/>1 teaspoon cream of tartar</text:p>
      <text:p text:style-name="P98"/>
      <text:p text:style-name="P99">To prepare <text:s/>frosting, combine all ingredients in top of double boiler. <text:s/>Cook over boiling water, beating with electric mixer, until mixture forms soft peaks, 5-7 minutes. <text:s/>Remove from heat and continue beating until thick.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><text:span text:style-name="T12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Desserts – Coconut Cakes</text:p>
      </style:header>
      <style:footer>
        <text:p text:style-name="P3"><text:page-number text:fixed="false">18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u</meta:initial-creator>
    <dc:creator>Sam Windham</dc:creator>
    <meta:creation-date>2009-04-16T11:32:00Z</meta:creation-date>
    <dc:date>2015-08-22T01:15:00Z</dc:date>
    <meta:print-date>2013-12-27T00:12:00Z</meta:print-date>
    <meta:template xlink:href="Normal" xlink:type="simple"/>
    <meta:editing-cycles>5</meta:editing-cycles>
    <meta:editing-duration>PT5460S</meta:editing-duration>
    <meta:user-defined meta:name="Info 1"/>
    <meta:user-defined meta:name="Info 2"/>
    <meta:user-defined meta:name="Info 3"/>
    <meta:user-defined meta:name="Info 4"/>
    <meta:document-statistic meta:page-count="1" meta:paragraph-count="11" meta:word-count="866" meta:character-count="5795" meta:row-count="41" meta:non-whitespace-character-count="4940"/>
  </office:meta>
</office:document-meta>
</file>